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e09" officeooo:paragraph-rsid="0004ee09"/>
    </style:style>
    <style:style style:name="P2" style:family="paragraph" style:parent-style-name="Standard">
      <style:text-properties officeooo:rsid="0004ee09" officeooo:paragraph-rsid="0007e9a0"/>
    </style:style>
    <style:style style:name="P3" style:family="paragraph" style:parent-style-name="Standard">
      <style:text-properties officeooo:rsid="0004ee09" officeooo:paragraph-rsid="0009b37b"/>
    </style:style>
    <style:style style:name="P4" style:family="paragraph" style:parent-style-name="Standard">
      <style:text-properties officeooo:rsid="0004ee09" officeooo:paragraph-rsid="000acd61"/>
    </style:style>
    <style:style style:name="P5" style:family="paragraph" style:parent-style-name="Standard">
      <style:text-properties officeooo:rsid="0005902a" officeooo:paragraph-rsid="0005902a"/>
    </style:style>
    <style:style style:name="P6" style:family="paragraph" style:parent-style-name="Standard">
      <style:text-properties officeooo:rsid="0005902a" officeooo:paragraph-rsid="0007e9a0"/>
    </style:style>
    <style:style style:name="P7" style:family="paragraph" style:parent-style-name="Standard">
      <style:text-properties officeooo:rsid="0006b2c1" officeooo:paragraph-rsid="0006b2c1"/>
    </style:style>
    <style:style style:name="P8" style:family="paragraph" style:parent-style-name="Standard">
      <style:text-properties officeooo:rsid="0007e9a0" officeooo:paragraph-rsid="0009b37b"/>
    </style:style>
    <style:style style:name="P9" style:family="paragraph" style:parent-style-name="Standard">
      <style:text-properties fo:font-style="normal" fo:font-weight="bold" officeooo:rsid="0006b2c1" officeooo:paragraph-rsid="0006b2c1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06b2c1" officeooo:paragraph-rsid="0006b2c1" style:font-weight-asian="bold" style:font-weight-complex="bold"/>
    </style:style>
    <style:style style:name="P11" style:family="paragraph" style:parent-style-name="Standard">
      <style:text-properties officeooo:rsid="0009b37b" officeooo:paragraph-rsid="0009b37b"/>
    </style:style>
    <style:style style:name="P12" style:family="paragraph" style:parent-style-name="Standard">
      <style:text-properties fo:font-size="10pt" officeooo:rsid="0009b37b" officeooo:paragraph-rsid="0009b37b" style:font-size-asian="10pt" style:font-size-complex="10pt"/>
    </style:style>
    <style:style style:name="T1" style:family="text">
      <style:text-properties officeooo:rsid="0009b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b37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Lehrveranstaltungen</text:span><text:span text:style-name="T2">:</text:span></text:p>
      <text:p text:style-name="P12">111 Rechtliche Grundlagen</text:p>
      <text:p text:style-name="P12">121 Entwicklungspsychologische Grundlagen</text:p>
      <text:p text:style-name="P12">131 Lernen lernen</text:p>
      <text:p text:style-name="P11"/>
      <text:p text:style-name="P3">113 Schreibwerkstatt 1</text:p>
      <text:p text:style-name="P3">133 Schreibwerkstatt 2</text:p>
      <text:p text:style-name="P3"/>
      <text:p text:style-name="P2">112 Organisationsformen von NABE und TABE</text:p>
      <text:p text:style-name="P3">123 Schulpartnerschaftliche Kommunikation</text:p>
      <text:p text:style-name="P3"/>
      <text:p text:style-name="P1">132 Lernbegleitung 1 (Mathematik und Naturwissenschaften)</text:p>
      <text:p text:style-name="P8">145 Lernbegleitung 2 (Deutsch und Englisch)</text:p>
      <text:p text:style-name="P1"/>
      <text:p text:style-name="P3">122 Gesprächsführung und Interaktion</text:p>
      <text:p text:style-name="P3">124 Persönlichkeitsbildung</text:p>
      <text:p text:style-name="P2">134 Verhaltenskultur und Gewaltprävention</text:p>
      <text:p text:style-name="P2">135 Soziales Lernen</text:p>
      <text:p text:style-name="P2"/>
      <text:p text:style-name="P1">141 Grundlagen der Freizeitpädagogik</text:p>
      <text:p text:style-name="P1">142 Grundlagen der Freizeitdidaktik</text:p>
      <text:p text:style-name="P2">144 Motivation &amp; Animation</text:p>
      <text:p text:style-name="P4">281 Basis Kreativität und Spieldidaktik</text:p>
      <text:p text:style-name="P6"/>
      <text:p text:style-name="P5">201 Ballspiele</text:p>
      <text:p text:style-name="P6">202 Isometrie</text:p>
      <text:p text:style-name="P5">203 Sommer- und Wintersportarten (Schwimmen und Eislaufen)</text:p>
      <text:p text:style-name="P6"/>
      <text:p text:style-name="P6">271 Heterogenität, Individualisierung und Reformpädagogik</text:p>
      <text:p text:style-name="P6">272 Sonderpädagogische Grundlagen und Förderdiagnostik</text:p>
      <text:p text:style-name="P6">273 Mehrsprachigkeit und Interkulturelle Pädagogik</text:p>
      <text:p text:style-name="P6">274 Deutsch als Zweitsprache</text:p>
      <text:p text:style-name="P2"/>
      <text:p text:style-name="P2">282 Darstellendes Spiel</text:p>
      <text:p text:style-name="P2">284 Natur erleben</text:p>
      <text:p text:style-name="P6"/>
      <text:p text:style-name="P5">291 Basis Musik</text:p>
      <text:p text:style-name="P5">293 Singen und Musizieren</text:p>
      <text:p text:style-name="P5">294 Tanzen und Bewegen</text:p>
      <text:p text:style-name="P5"/>
      <text:p text:style-name="P9">Hospitationen:</text:p>
      <text:p text:style-name="P7">151 NABE in dezentralen Partnerschulen</text:p>
      <text:p text:style-name="P7">152 NABE in zentralen Partnerschulen</text:p>
      <text:p text:style-name="P7">153 Schul- und Unterrichtsbesuch</text:p>
      <text:p text:style-name="P7"/>
      <text:p text:style-name="P10">Praktika:</text:p>
      <text:p text:style-name="P7">261 Vereinsleben</text:p>
      <text:p text:style-name="P7">262 Schulveranstaltungen</text:p>
      <text:p text:style-name="P7">263 Schulprojektmitarbeit</text:p>
      <text:p text:style-name="P7">264 Sonderpädagogische Praxis</text:p>
      <text:p text:style-name="P7">265 Freie Praxis im kommunalen Bere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44:33.094000000</meta:creation-date>
    <dc:date>2018-01-01T18:36:03.028000000</dc:date>
    <meta:editing-duration>PT51M28S</meta:editing-duration>
    <meta:editing-cycles>6</meta:editing-cycles>
    <meta:generator>LibreOffice/5.4.4.2$Windows_X86_64 LibreOffice_project/2524958677847fb3bb44820e40380acbe820f960</meta:generator>
    <meta:print-date>2018-01-01T18:37:03.222000000</meta:print-date>
    <meta:document-statistic meta:table-count="0" meta:image-count="0" meta:object-count="0" meta:page-count="1" meta:paragraph-count="40" meta:word-count="145" meta:character-count="1224" meta:non-whitespace-character-count="1119"/>
  </office:meta>
</office:document-meta>
</file>